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style-name="ce38" office:value-type="float" office:value="6214" calcext:value-type="float">
            <text:p><text:s text:c="3"/>6,214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023" calcext:value-type="float">
            <text:p><text:s text:c="3"/>6,023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style-name="ce38" office:value-type="float" office:value="15210" calcext:value-type="float">
            <text:p><text:s text:c="3"/>15,210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748" calcext:value-type="float">
            <text:p><text:s text:c="3"/>14,74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79484" calcext:value-type="float">
            <text:p><text:s text:c="3"/>79,484</text:p>
          </table:table-cell>
          <table:table-cell table:style-name="ce35" office:value-type="float" office:value="72264" calcext:value-type="float">
            <text:p><text:s text:c="3"/>72,264</text:p>
          </table:table-cell>
          <table:table-cell table:style-name="ce35" office:value-type="float" office:value="2824" calcext:value-type="float">
            <text:p><text:s text:c="3"/>2,824</text:p>
          </table:table-cell>
          <table:table-cell table:style-name="ce35" office:value-type="float" office:value="2158" calcext:value-type="float">
            <text:p><text:s text:c="3"/>2,158</text:p>
          </table:table-cell>
          <table:table-cell table:style-name="ce35" office:value-type="float" office:value="666" calcext:value-type="float">
            <text:p><text:s text:c="3"/>666</text:p>
          </table:table-cell>
          <table:table-cell table:style-name="ce35" office:value-type="float" office:value="4396" calcext:value-type="float">
            <text:p><text:s text:c="3"/>4,396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646" calcext:value-type="float">
            <text:p><text:s text:c="3"/>1,646</text:p>
          </table:table-cell>
          <table:table-cell table:style-name="ce35" office:value-type="float" office:value="77548" calcext:value-type="float">
            <text:p><text:s text:c="3"/>77,548</text:p>
          </table:table-cell>
          <table:table-cell table:style-name="ce35" office:value-type="float" office:value="70524" calcext:value-type="float">
            <text:p><text:s text:c="3"/>70,524</text:p>
          </table:table-cell>
          <table:table-cell table:style-name="ce35" office:value-type="float" office:value="2741" calcext:value-type="float">
            <text:p><text:s text:c="3"/>2,741</text:p>
          </table:table-cell>
          <table:table-cell table:style-name="ce35" office:value-type="float" office:value="2157" calcext:value-type="float">
            <text:p><text:s text:c="3"/>2,157</text:p>
          </table:table-cell>
          <table:table-cell table:style-name="ce35" office:value-type="float" office:value="584" calcext:value-type="float">
            <text:p><text:s text:c="3"/>584</text:p>
          </table:table-cell>
          <table:table-cell table:style-name="ce35" office:value-type="float" office:value="4283" calcext:value-type="float">
            <text:p><text:s text:c="3"/>4,283</text:p>
          </table:table-cell>
          <table:table-cell table:style-name="ce35" office:value-type="float" office:value="2710" calcext:value-type="float">
            <text:p><text:s text:c="3"/>2,710</text:p>
          </table:table-cell>
          <table:table-cell table:style-name="ce35" office:value-type="float" office:value="1573" calcext:value-type="float">
            <text:p><text:s text:c="3"/>1,573</text:p>
          </table:table-cell>
          <table:table-cell table:style-name="ce35" office:value-type="float" office:value="1936" calcext:value-type="float">
            <text:p><text:s text:c="3"/>1,936</text:p>
          </table:table-cell>
          <table:table-cell table:style-name="ce35" office:value-type="float" office:value="1740" calcext:value-type="float">
            <text:p><text:s text:c="3"/>1,74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9428" calcext:value-type="float">
            <text:p><text:s text:c="3"/>39,428</text:p>
          </table:table-cell>
          <table:table-cell table:style-name="ce36" office:value-type="float" office:value="36824" calcext:value-type="float">
            <text:p><text:s text:c="3"/>36,824</text:p>
          </table:table-cell>
          <table:table-cell table:style-name="ce36" office:value-type="float" office:value="741" calcext:value-type="float">
            <text:p><text:s text:c="3"/>741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317" calcext:value-type="float">
            <text:p><text:s text:c="3"/>317</text:p>
          </table:table-cell>
          <table:table-cell table:style-name="ce36" office:value-type="float" office:value="1863" calcext:value-type="float">
            <text:p><text:s text:c="3"/>1,863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1358" calcext:value-type="float">
            <text:p><text:s text:c="3"/>1,358</text:p>
          </table:table-cell>
          <table:table-cell table:style-name="ce36" office:value-type="float" office:value="38774" calcext:value-type="float">
            <text:p><text:s text:c="3"/>38,774</text:p>
          </table:table-cell>
          <table:table-cell table:style-name="ce36" office:value-type="float" office:value="36286" calcext:value-type="float">
            <text:p><text:s text:c="3"/>36,286</text:p>
          </table:table-cell>
          <table:table-cell table:style-name="ce36" office:value-type="float" office:value="699" calcext:value-type="float">
            <text:p><text:s text:c="3"/>699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1300" calcext:value-type="float">
            <text:p><text:s text:c="3"/>1,300</text:p>
          </table:table-cell>
          <table:table-cell table:style-name="ce36" office:value-type="float" office:value="654" calcext:value-type="float">
            <text:p><text:s text:c="3"/>654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0056" calcext:value-type="float">
            <text:p><text:s text:c="3"/>40,056</text:p>
          </table:table-cell>
          <table:table-cell table:style-name="ce36" office:value-type="float" office:value="35440" calcext:value-type="float">
            <text:p><text:s text:c="3"/>35,440</text:p>
          </table:table-cell>
          <table:table-cell table:style-name="ce36" office:value-type="float" office:value="2083" calcext:value-type="float">
            <text:p><text:s text:c="3"/>2,083</text:p>
          </table:table-cell>
          <table:table-cell table:style-name="ce36" office:value-type="float" office:value="1734" calcext:value-type="float">
            <text:p><text:s text:c="3"/>1,734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36" office:value-type="float" office:value="2533" calcext:value-type="float">
            <text:p><text:s text:c="3"/>2,533</text:p>
          </table:table-cell>
          <table:table-cell table:style-name="ce36" office:value-type="float" office:value="2245" calcext:value-type="float">
            <text:p><text:s text:c="3"/>2,245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38774" calcext:value-type="float">
            <text:p><text:s text:c="3"/>38,774</text:p>
          </table:table-cell>
          <table:table-cell table:style-name="ce36" office:value-type="float" office:value="34238" calcext:value-type="float">
            <text:p><text:s text:c="3"/>34,238</text:p>
          </table:table-cell>
          <table:table-cell table:style-name="ce36" office:value-type="float" office:value="2042" calcext:value-type="float">
            <text:p><text:s text:c="3"/>2,042</text:p>
          </table:table-cell>
          <table:table-cell table:style-name="ce36" office:value-type="float" office:value="1733" calcext:value-type="float">
            <text:p><text:s text:c="3"/>1,733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2494" calcext:value-type="float">
            <text:p><text:s text:c="3"/>2,494</text:p>
          </table:table-cell>
          <table:table-cell table:style-name="ce36" office:value-type="float" office:value="2221" calcext:value-type="float">
            <text:p><text:s text:c="3"/>2,221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1282" calcext:value-type="float">
            <text:p><text:s text:c="3"/>1,282</text:p>
          </table:table-cell>
          <table:table-cell table:style-name="ce36" office:value-type="float" office:value="1202" calcext:value-type="float">
            <text:p><text:s text:c="3"/>1,20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0.932864352347454" calcext:value-type="float">
            <text:p>0.93</text:p>
          </table:table-cell>
          <table:table-cell table:style-name="ce39" office:value-type="float" office:value="-7.68736960359493" calcext:value-type="float">
            <text:p>–7.69</text:p>
          </table:table-cell>
          <table:table-cell table:style-name="ce39" office:value-type="float" office:value="230.373831775701" calcext:value-type="float">
            <text:p>230.37</text:p>
          </table:table-cell>
          <table:table-cell table:style-name="ce39" office:value-type="float" office:value="259.333333333333" calcext:value-type="float">
            <text:p>259.33</text:p>
          </table:table-cell>
          <table:table-cell table:style-name="ce39" office:value-type="float" office:value="162.5" calcext:value-type="float">
            <text:p>162.50</text:p>
          </table:table-cell>
          <table:table-cell table:style-name="ce39" office:value-type="float" office:value="146.019900497512" calcext:value-type="float">
            <text:p>146.02</text:p>
          </table:table-cell>
          <table:table-cell table:style-name="ce39" office:value-type="float" office:value="215.609756097561" calcext:value-type="float">
            <text:p>215.61</text:p>
          </table:table-cell>
          <table:table-cell table:style-name="ce39" office:value-type="float" office:value="73.6040609137056" calcext:value-type="float">
            <text:p>73.60</text:p>
          </table:table-cell>
          <table:table-cell table:style-name="ce39" office:value-type="float" office:value="0.156494522691706" calcext:value-type="float">
            <text:p>0.16</text:p>
          </table:table-cell>
          <table:table-cell table:style-name="ce39" office:value-type="float" office:value="-8.33264853315802" calcext:value-type="float">
            <text:p>–8.33</text:p>
          </table:table-cell>
          <table:table-cell table:style-name="ce39" office:value-type="float" office:value="218.691588785047" calcext:value-type="float">
            <text:p>218.69</text:p>
          </table:table-cell>
          <table:table-cell table:style-name="ce39" office:value-type="float" office:value="259.333333333333" calcext:value-type="float">
            <text:p>259.33</text:p>
          </table:table-cell>
          <table:table-cell table:style-name="ce39" office:value-type="float" office:value="123.4375" calcext:value-type="float">
            <text:p>123.44</text:p>
          </table:table-cell>
          <table:table-cell table:style-name="ce39" office:value-type="float" office:value="142.569269521411" calcext:value-type="float">
            <text:p>142.57</text:p>
          </table:table-cell>
          <table:table-cell table:style-name="ce39" office:value-type="float" office:value="211.707317073171" calcext:value-type="float">
            <text:p>211.71</text:p>
          </table:table-cell>
          <table:table-cell table:style-name="ce39" office:value-type="float" office:value="68.75" calcext:value-type="float">
            <text:p>68.75</text:p>
          </table:table-cell>
          <table:table-cell table:style-name="ce39" office:value-type="float" office:value="34.2281879194631" calcext:value-type="float">
            <text:p>34.23</text:p>
          </table:table-cell>
          <table:table-cell table:style-name="ce39" office:value-type="float" office:value="19.1126279863481" calcext:value-type="float">
            <text:p>19.11</text:p>
          </table:table-cell>
          <table:table-cell table:number-columns-repeated="3" table:style-name="ce39" office:value-type="string" calcext:value-type="string">
            <text:p>--</text:p>
          </table:table-cell>
          <table:table-cell table:style-name="ce39" office:value-type="float" office:value="420" calcext:value-type="float">
            <text:p>42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260" calcext:value-type="float">
            <text:p>26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.10837438423645" calcext:value-type="float">
            <text:p>1.11</text:p>
          </table:table-cell>
          <table:table-cell table:style-name="ce40" office:value-type="float" office:value="-4.19334186939821" calcext:value-type="float">
            <text:p>–4.19</text:p>
          </table:table-cell>
          <table:table-cell table:style-name="ce40" office:value-type="float" office:value="296.153846153846" calcext:value-type="float">
            <text:p>296.15</text:p>
          </table:table-cell>
          <table:table-cell table:style-name="ce40" office:value-type="float" office:value="404" calcext:value-type="float">
            <text:p>404.00</text:p>
          </table:table-cell>
          <table:table-cell table:style-name="ce40" office:value-type="float" office:value="196.296296296296" calcext:value-type="float">
            <text:p>196.30</text:p>
          </table:table-cell>
          <table:table-cell table:style-name="ce40" office:value-type="float" office:value="91.8367346938776" calcext:value-type="float">
            <text:p>91.84</text:p>
          </table:table-cell>
          <table:table-cell table:style-name="ce40" office:value-type="float" office:value="191.891891891892" calcext:value-type="float">
            <text:p>191.89</text:p>
          </table:table-cell>
          <table:table-cell table:style-name="ce40" office:value-type="float" office:value="68.5534591194969" calcext:value-type="float">
            <text:p>68.55</text:p>
          </table:table-cell>
          <table:table-cell table:style-name="ce40" office:value-type="float" office:value="0.156494522691706" calcext:value-type="float">
            <text:p>0.16</text:p>
          </table:table-cell>
          <table:table-cell table:style-name="ce40" office:value-type="float" office:value="-4.81614057923853" calcext:value-type="float">
            <text:p>–4.82</text:p>
          </table:table-cell>
          <table:table-cell table:style-name="ce40" office:value-type="float" office:value="267.307692307692" calcext:value-type="float">
            <text:p>267.31</text:p>
          </table:table-cell>
          <table:table-cell table:style-name="ce40" office:value-type="float" office:value="404" calcext:value-type="float">
            <text:p>404.00</text:p>
          </table:table-cell>
          <table:table-cell table:style-name="ce40" office:value-type="float" office:value="140.740740740741" calcext:value-type="float">
            <text:p>140.74</text:p>
          </table:table-cell>
          <table:table-cell table:style-name="ce40" office:value-type="float" office:value="86.9791666666667" calcext:value-type="float">
            <text:p>86.98</text:p>
          </table:table-cell>
          <table:table-cell table:style-name="ce40" office:value-type="float" office:value="181.081081081081" calcext:value-type="float">
            <text:p>181.08</text:p>
          </table:table-cell>
          <table:table-cell table:style-name="ce40" office:value-type="float" office:value="64.5161290322581" calcext:value-type="float">
            <text:p>64.52</text:p>
          </table:table-cell>
          <table:table-cell table:style-name="ce40" office:value-type="float" office:value="58.4905660377359" calcext:value-type="float">
            <text:p>58.49</text:p>
          </table:table-cell>
          <table:table-cell table:style-name="ce40" office:value-type="float" office:value="33.3333333333333" calcext:value-type="float">
            <text:p>33.33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325" calcext:value-type="float">
            <text:p>325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225" calcext:value-type="float">
            <text:p>225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0.759647523549073" calcext:value-type="float">
            <text:p>0.76</text:p>
          </table:table-cell>
          <table:table-cell table:style-name="ce41" office:value-type="float" office:value="-11.2005149662053" calcext:value-type="float">
            <text:p>–11.20</text:p>
          </table:table-cell>
          <table:table-cell table:style-name="ce41" office:value-type="float" office:value="209.259259259259" calcext:value-type="float">
            <text:p>209.26</text:p>
          </table:table-cell>
          <table:table-cell table:style-name="ce41" office:value-type="float" office:value="230.4" calcext:value-type="float">
            <text:p>230.40</text:p>
          </table:table-cell>
          <table:table-cell table:style-name="ce41" office:value-type="float" office:value="137.837837837838" calcext:value-type="float">
            <text:p>137.84</text:p>
          </table:table-cell>
          <table:table-cell table:style-name="ce41" office:value-type="float" office:value="197.572815533981" calcext:value-type="float">
            <text:p>197.57</text:p>
          </table:table-cell>
          <table:table-cell table:style-name="ce41" office:value-type="float" office:value="220.833333333333" calcext:value-type="float">
            <text:p>220.83</text:p>
          </table:table-cell>
          <table:table-cell table:style-name="ce41" office:value-type="float" office:value="94.7368421052632" calcext:value-type="float">
            <text:p>94.74</text:p>
          </table:table-cell>
          <table:table-cell table:style-name="ce41" office:value-type="float" office:value="0.156494522691706" calcext:value-type="float">
            <text:p>0.16</text:p>
          </table:table-cell>
          <table:table-cell table:style-name="ce41" office:value-type="float" office:value="-11.9209696164702" calcext:value-type="float">
            <text:p>–11.92</text:p>
          </table:table-cell>
          <table:table-cell table:style-name="ce41" office:value-type="float" office:value="203.086419753086" calcext:value-type="float">
            <text:p>203.09</text:p>
          </table:table-cell>
          <table:table-cell table:style-name="ce41" office:value-type="float" office:value="230.4" calcext:value-type="float">
            <text:p>230.40</text:p>
          </table:table-cell>
          <table:table-cell table:style-name="ce41" office:value-type="float" office:value="110.810810810811" calcext:value-type="float">
            <text:p>110.81</text:p>
          </table:table-cell>
          <table:table-cell table:style-name="ce41" office:value-type="float" office:value="194.634146341463" calcext:value-type="float">
            <text:p>194.63</text:p>
          </table:table-cell>
          <table:table-cell table:style-name="ce41" office:value-type="float" office:value="218.452380952381" calcext:value-type="float">
            <text:p>218.45</text:p>
          </table:table-cell>
          <table:table-cell table:style-name="ce41" office:value-type="float" office:value="86.4864864864865" calcext:value-type="float">
            <text:p>86.49</text:p>
          </table:table-cell>
          <table:table-cell table:style-name="ce41" office:value-type="float" office:value="20.8333333333333" calcext:value-type="float">
            <text:p>20.83</text:p>
          </table:table-cell>
          <table:table-cell table:style-name="ce41" office:value-type="float" office:value="11.5183246073298" calcext:value-type="float">
            <text:p>11.52</text:p>
          </table:table-cell>
          <table:table-cell table:number-columns-repeated="3" table:style-name="ce41" office:value-type="string" calcext:value-type="string">
            <text:p>--</text:p>
          </table:table-cell>
          <table:table-cell table:style-name="ce41" office:value-type="float" office:value="800" calcext:value-type="float">
            <text:p>8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400" calcext:value-type="float">
            <text:p>4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44.4116903899604" calcext:value-type="float">
            <text:p>–44.41</text:p>
          </table:table-cell>
          <table:table-cell table:style-name="ce42" office:value-type="float" office:value="-46.9983874683253" calcext:value-type="float">
            <text:p>–47.00</text:p>
          </table:table-cell>
          <table:table-cell table:style-name="ce42" office:value-type="float" office:value="-6.72823218997362" calcext:value-type="float">
            <text:p>–6.73</text:p>
          </table:table-cell>
          <table:table-cell table:style-name="ce42" office:value-type="float" office:value="2.86259541984733" calcext:value-type="float">
            <text:p>2.86</text:p>
          </table:table-cell>
          <table:table-cell table:style-name="ce42" office:value-type="float" office:value="-28.2051282051282" calcext:value-type="float">
            <text:p>–28.21</text:p>
          </table:table-cell>
          <table:table-cell table:style-name="ce42" office:value-type="float" office:value="-22.9150428682775" calcext:value-type="float">
            <text:p>–22.92</text:p>
          </table:table-cell>
          <table:table-cell table:style-name="ce42" office:value-type="float" office:value="-24.2388758782201" calcext:value-type="float">
            <text:p>–24.24</text:p>
          </table:table-cell>
          <table:table-cell table:style-name="ce42" office:value-type="float" office:value="-20.2797202797203" calcext:value-type="float">
            <text:p>–20.28</text:p>
          </table:table-cell>
          <table:table-cell table:style-name="ce42" office:value-type="float" office:value="-44.7370693377083" calcext:value-type="float">
            <text:p>–44.74</text:p>
          </table:table-cell>
          <table:table-cell table:style-name="ce42" office:value-type="float" office:value="-47.3572439830109" calcext:value-type="float">
            <text:p>–47.36</text:p>
          </table:table-cell>
          <table:table-cell table:style-name="ce42" office:value-type="float" office:value="-6.06060606060606" calcext:value-type="float">
            <text:p>–6.06</text:p>
          </table:table-cell>
          <table:table-cell table:style-name="ce42" office:value-type="float" office:value="2.86259541984733" calcext:value-type="float">
            <text:p>2.86</text:p>
          </table:table-cell>
          <table:table-cell table:style-name="ce42" office:value-type="float" office:value="-29.2079207920792" calcext:value-type="float">
            <text:p>–29.21</text:p>
          </table:table-cell>
          <table:table-cell table:style-name="ce42" office:value-type="float" office:value="-22.7126805778491" calcext:value-type="float">
            <text:p>–22.71</text:p>
          </table:table-cell>
          <table:table-cell table:style-name="ce42" office:value-type="float" office:value="-23.6559139784946" calcext:value-type="float">
            <text:p>–23.66</text:p>
          </table:table-cell>
          <table:table-cell table:style-name="ce42" office:value-type="float" office:value="-20.7823960880196" calcext:value-type="float">
            <text:p>–20.78</text:p>
          </table:table-cell>
          <table:table-cell table:style-name="ce42" office:value-type="float" office:value="-31.5068493150685" calcext:value-type="float">
            <text:p>–31.51</text:p>
          </table:table-cell>
          <table:table-cell table:style-name="ce42" office:value-type="float" office:value="-32.2330097087379" calcext:value-type="float">
            <text:p>–32.23</text:p>
          </table:table-cell>
          <table:table-cell table:style-name="ce42" office:value-type="float" office:value="-21.875" calcext:value-type="float">
            <text:p>–21.88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21.875" calcext:value-type="float">
            <text:p>–21.88</text:p>
          </table:table-cell>
          <table:table-cell table:style-name="ce42" office:value-type="float" office:value="-29.7297297297297" calcext:value-type="float">
            <text:p>–29.73</text:p>
          </table:table-cell>
          <table:table-cell table:style-name="ce42" office:value-type="float" office:value="-52.9411764705882" calcext:value-type="float">
            <text:p>–52.94</text:p>
          </table:table-cell>
          <table:table-cell table:style-name="ce42" office:value-type="float" office:value="-10" calcext:value-type="float">
            <text:p>–1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44.1733956651084" calcext:value-type="float">
            <text:p>–44.17</text:p>
          </table:table-cell>
          <table:table-cell table:style-name="ce43" office:value-type="float" office:value="-45.8525554047942" calcext:value-type="float">
            <text:p>–45.85</text:p>
          </table:table-cell>
          <table:table-cell table:style-name="ce43" office:value-type="float" office:value="-3.28638497652582" calcext:value-type="float">
            <text:p>–3.29</text:p>
          </table:table-cell>
          <table:table-cell table:style-name="ce43" office:value-type="float" office:value="27.2727272727273" calcext:value-type="float">
            <text:p>27.27</text:p>
          </table:table-cell>
          <table:table-cell table:style-name="ce43" office:value-type="float" office:value="-29.8245614035088" calcext:value-type="float">
            <text:p>–29.82</text:p>
          </table:table-cell>
          <table:table-cell table:style-name="ce43" office:value-type="float" office:value="-24.3460764587525" calcext:value-type="float">
            <text:p>–24.35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-24.0793201133144" calcext:value-type="float">
            <text:p>–24.08</text:p>
          </table:table-cell>
          <table:table-cell table:style-name="ce43" office:value-type="float" office:value="-44.7370693377083" calcext:value-type="float">
            <text:p>–44.74</text:p>
          </table:table-cell>
          <table:table-cell table:style-name="ce43" office:value-type="float" office:value="-46.3598019438841" calcext:value-type="float">
            <text:p>–46.36</text:p>
          </table:table-cell>
          <table:table-cell table:style-name="ce43" office:value-type="float" office:value="-2.55102040816327" calcext:value-type="float">
            <text:p>–2.55</text:p>
          </table:table-cell>
          <table:table-cell table:style-name="ce43" office:value-type="float" office:value="27.2727272727273" calcext:value-type="float">
            <text:p>27.27</text:p>
          </table:table-cell>
          <table:table-cell table:style-name="ce43" office:value-type="float" office:value="-32.9896907216495" calcext:value-type="float">
            <text:p>–32.99</text:p>
          </table:table-cell>
          <table:table-cell table:style-name="ce43" office:value-type="float" office:value="-25.0521920668058" calcext:value-type="float">
            <text:p>–25.05</text:p>
          </table:table-cell>
          <table:table-cell table:style-name="ce43" office:value-type="float" office:value="-25.7142857142857" calcext:value-type="float">
            <text:p>–25.71</text:p>
          </table:table-cell>
          <table:table-cell table:style-name="ce43" office:value-type="float" office:value="-24.7787610619469" calcext:value-type="float">
            <text:p>–24.78</text:p>
          </table:table-cell>
          <table:table-cell table:style-name="ce43" office:value-type="float" office:value="-8.69565217391304" calcext:value-type="float">
            <text:p>–8.70</text:p>
          </table:table-cell>
          <table:table-cell table:style-name="ce43" office:value-type="float" office:value="-8.7248322147651" calcext:value-type="float">
            <text:p>–8.72</text:p>
          </table:table-cell>
          <table:table-cell table:style-name="ce43" office:value-type="float" office:value="-11.7647058823529" calcext:value-type="float">
            <text:p>–11.76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11.7647058823529" calcext:value-type="float">
            <text:p>–11.76</text:p>
          </table:table-cell>
          <table:table-cell table:style-name="ce43" office:value-type="float" office:value="-5.55555555555556" calcext:value-type="float">
            <text:p>–5.56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-7.14285714285714" calcext:value-type="float">
            <text:p>–7.14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44.6456890075954" calcext:value-type="float">
            <text:p>–44.65</text:p>
          </table:table-cell>
          <table:table-cell table:style-name="ce41" office:value-type="float" office:value="-48.1877934272301" calcext:value-type="float">
            <text:p>–48.19</text:p>
          </table:table-cell>
          <table:table-cell table:style-name="ce41" office:value-type="float" office:value="-8.07339449541285" calcext:value-type="float">
            <text:p>–8.07</text:p>
          </table:table-cell>
          <table:table-cell table:style-name="ce41" office:value-type="float" office:value="-2.82352941176471" calcext:value-type="float">
            <text:p>–2.82</text:p>
          </table:table-cell>
          <table:table-cell table:style-name="ce41" office:value-type="float" office:value="-26.6666666666667" calcext:value-type="float">
            <text:p>–26.67</text:p>
          </table:table-cell>
          <table:table-cell table:style-name="ce41" office:value-type="float" office:value="-22.0101781170483" calcext:value-type="float">
            <text:p>–22.01</text:p>
          </table:table-cell>
          <table:table-cell table:style-name="ce41" office:value-type="float" office:value="-24.0845070422535" calcext:value-type="float">
            <text:p>–24.08</text:p>
          </table:table-cell>
          <table:table-cell table:style-name="ce41" office:value-type="float" office:value="-2.63157894736842" calcext:value-type="float">
            <text:p>–2.63</text:p>
          </table:table-cell>
          <table:table-cell table:style-name="ce41" office:value-type="float" office:value="-44.7370693377083" calcext:value-type="float">
            <text:p>–44.74</text:p>
          </table:table-cell>
          <table:table-cell table:style-name="ce41" office:value-type="float" office:value="-48.41501361338" calcext:value-type="float">
            <text:p>–48.42</text:p>
          </table:table-cell>
          <table:table-cell table:style-name="ce41" office:value-type="float" office:value="-7.35849056603774" calcext:value-type="float">
            <text:p>–7.36</text:p>
          </table:table-cell>
          <table:table-cell table:style-name="ce41" office:value-type="float" office:value="-2.82352941176471" calcext:value-type="float">
            <text:p>–2.82</text:p>
          </table:table-cell>
          <table:table-cell table:style-name="ce41" office:value-type="float" office:value="-25.7142857142857" calcext:value-type="float">
            <text:p>–25.71</text:p>
          </table:table-cell>
          <table:table-cell table:style-name="ce41" office:value-type="float" office:value="-21.251629726206" calcext:value-type="float">
            <text:p>–21.25</text:p>
          </table:table-cell>
          <table:table-cell table:style-name="ce41" office:value-type="float" office:value="-23.2424677187948" calcext:value-type="float">
            <text:p>–23.24</text:p>
          </table:table-cell>
          <table:table-cell table:style-name="ce41" office:value-type="float" office:value="-1.42857142857143" calcext:value-type="float">
            <text:p>–1.43</text:p>
          </table:table-cell>
          <table:table-cell table:style-name="ce41" office:value-type="float" office:value="-42" calcext:value-type="float">
            <text:p>–42.00</text:p>
          </table:table-cell>
          <table:table-cell table:style-name="ce41" office:value-type="float" office:value="-41.8032786885246" calcext:value-type="float">
            <text:p>–41.80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52.6315789473684" calcext:value-type="float">
            <text:p>–52.63</text:p>
          </table:table-cell>
          <table:table-cell table:style-name="ce41" office:value-type="float" office:value="-69.2307692307692" calcext:value-type="float">
            <text:p>–69.23</text:p>
          </table:table-cell>
          <table:table-cell table:style-name="ce41" office:value-type="float" office:value="-16.6666666666667" calcext:value-type="float">
            <text:p>–16.67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4月份" calcext:value-type="string">
              <text:p><text:s/>中華民國112年4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200" calcext:value-type="float">
            <text:p><text:s text:c="3"/>13,200</text:p>
          </table:table-cell>
          <table:table-cell table:style-name="ce98" office:value-type="float" office:value="11504" calcext:value-type="float">
            <text:p><text:s text:c="3"/>11,504</text:p>
          </table:table-cell>
          <table:table-cell table:style-name="ce98" office:value-type="float" office:value="707" calcext:value-type="float">
            <text:p><text:s text:c="3"/>707</text:p>
          </table:table-cell>
          <table:table-cell table:style-name="ce98" office:value-type="float" office:value="539" calcext:value-type="float">
            <text:p><text:s text:c="3"/>539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989" calcext:value-type="float">
            <text:p><text:s text:c="3"/>989</text:p>
          </table:table-cell>
          <table:table-cell table:style-name="ce98" office:value-type="float" office:value="647" calcext:value-type="float">
            <text:p><text:s text:c="3"/>647</text:p>
          </table:table-cell>
          <table:table-cell table:style-name="ce98" office:value-type="float" office:value="342" calcext:value-type="float">
            <text:p><text:s text:c="3"/>342</text:p>
          </table:table-cell>
          <table:table-cell table:style-name="ce98" office:value-type="float" office:value="12800" calcext:value-type="float">
            <text:p><text:s text:c="3"/>12,800</text:p>
          </table:table-cell>
          <table:table-cell table:style-name="ce98" office:value-type="float" office:value="11155" calcext:value-type="float">
            <text:p><text:s text:c="3"/>11,155</text:p>
          </table:table-cell>
          <table:table-cell table:style-name="ce98" office:value-type="float" office:value="682" calcext:value-type="float">
            <text:p><text:s text:c="3"/>682</text:p>
          </table:table-cell>
          <table:table-cell table:style-name="ce98" office:value-type="float" office:value="539" calcext:value-type="float">
            <text:p><text:s text:c="3"/>539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963" calcext:value-type="float">
            <text:p><text:s text:c="3"/>963</text:p>
          </table:table-cell>
          <table:table-cell table:style-name="ce98" office:value-type="float" office:value="639" calcext:value-type="float">
            <text:p><text:s text:c="3"/>639</text:p>
          </table:table-cell>
          <table:table-cell table:style-name="ce98" office:value-type="float" office:value="324" calcext:value-type="float">
            <text:p><text:s text:c="3"/>324</text:p>
          </table:table-cell>
          <table:table-cell table:style-name="ce98" office:value-type="float" office:value="400" calcext:value-type="float">
            <text:p><text:s text:c="3"/>400</text:p>
          </table:table-cell>
          <table:table-cell table:style-name="ce98" office:value-type="float" office:value="349" calcext:value-type="float">
            <text:p><text:s text:c="3"/>349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568" calcext:value-type="float">
            <text:p><text:s text:c="3"/>6,568</text:p>
          </table:table-cell>
          <table:table-cell table:style-name="ce99" office:value-type="float" office:value="5986" calcext:value-type="float">
            <text:p><text:s text:c="3"/>5,986</text:p>
          </table:table-cell>
          <table:table-cell table:style-name="ce99" office:value-type="float" office:value="206" calcext:value-type="float">
            <text:p><text:s text:c="3"/>206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376" calcext:value-type="float">
            <text:p><text:s text:c="3"/>376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268" calcext:value-type="float">
            <text:p><text:s text:c="3"/>268</text:p>
          </table:table-cell>
          <table:table-cell table:style-name="ce99" office:value-type="float" office:value="6400" calcext:value-type="float">
            <text:p><text:s text:c="3"/>6,400</text:p>
          </table:table-cell>
          <table:table-cell table:style-name="ce99" office:value-type="float" office:value="5850" calcext:value-type="float">
            <text:p><text:s text:c="3"/>5,850</text:p>
          </table:table-cell>
          <table:table-cell table:style-name="ce99" office:value-type="float" office:value="191" calcext:value-type="float">
            <text:p><text:s text:c="3"/>191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359" calcext:value-type="float">
            <text:p><text:s text:c="3"/>359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99" office:value-type="float" office:value="136" calcext:value-type="float">
            <text:p><text:s text:c="3"/>13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632" calcext:value-type="float">
            <text:p><text:s text:c="3"/>6,632</text:p>
          </table:table-cell>
          <table:table-cell table:style-name="ce100" office:value-type="float" office:value="5518" calcext:value-type="float">
            <text:p><text:s text:c="3"/>5,518</text:p>
          </table:table-cell>
          <table:table-cell table:style-name="ce100" office:value-type="float" office:value="501" calcext:value-type="float">
            <text:p><text:s text:c="3"/>501</text:p>
          </table:table-cell>
          <table:table-cell table:style-name="ce100" office:value-type="float" office:value="413" calcext:value-type="float">
            <text:p><text:s text:c="3"/>413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613" calcext:value-type="float">
            <text:p><text:s text:c="3"/>613</text:p>
          </table:table-cell>
          <table:table-cell table:style-name="ce100" office:value-type="float" office:value="539" calcext:value-type="float">
            <text:p><text:s text:c="3"/>539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400" calcext:value-type="float">
            <text:p><text:s text:c="3"/>6,400</text:p>
          </table:table-cell>
          <table:table-cell table:style-name="ce100" office:value-type="float" office:value="5305" calcext:value-type="float">
            <text:p><text:s text:c="3"/>5,305</text:p>
          </table:table-cell>
          <table:table-cell table:style-name="ce100" office:value-type="float" office:value="491" calcext:value-type="float">
            <text:p><text:s text:c="3"/>491</text:p>
          </table:table-cell>
          <table:table-cell table:style-name="ce100" office:value-type="float" office:value="413" calcext:value-type="float">
            <text:p><text:s text:c="3"/>413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04" calcext:value-type="float">
            <text:p><text:s text:c="3"/>604</text:p>
          </table:table-cell>
          <table:table-cell table:style-name="ce100" office:value-type="float" office:value="535" calcext:value-type="float">
            <text:p><text:s text:c="3"/>535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00" calcext:value-type="float">
            <text:p><text:s text:c="3"/>2,200</text:p>
          </table:table-cell>
          <table:table-cell table:style-name="ce98" office:value-type="float" office:value="1854" calcext:value-type="float">
            <text:p><text:s text:c="3"/>1,854</text:p>
          </table:table-cell>
          <table:table-cell table:style-name="ce98" office:value-type="float" office:value="158" calcext:value-type="float">
            <text:p><text:s text:c="3"/>158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88" calcext:value-type="float">
            <text:p><text:s text:c="3"/>188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2104" calcext:value-type="float">
            <text:p><text:s text:c="3"/>2,104</text:p>
          </table:table-cell>
          <table:table-cell table:style-name="ce98" office:value-type="float" office:value="1772" calcext:value-type="float">
            <text:p><text:s text:c="3"/>1,772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98" calcext:value-type="float">
            <text:p><text:s text:c="3"/>1,098</text:p>
          </table:table-cell>
          <table:table-cell table:style-name="ce99" office:value-type="float" office:value="961" calcext:value-type="float">
            <text:p><text:s text:c="3"/>961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052" calcext:value-type="float">
            <text:p><text:s text:c="3"/>1,052</text:p>
          </table:table-cell>
          <table:table-cell table:style-name="ce99" office:value-type="float" office:value="926" calcext:value-type="float">
            <text:p><text:s text:c="3"/>926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02" calcext:value-type="float">
            <text:p><text:s text:c="3"/>1,102</text:p>
          </table:table-cell>
          <table:table-cell table:style-name="ce100" office:value-type="float" office:value="893" calcext:value-type="float">
            <text:p><text:s text:c="3"/>893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052" calcext:value-type="float">
            <text:p><text:s text:c="3"/>1,052</text:p>
          </table:table-cell>
          <table:table-cell table:style-name="ce100" office:value-type="float" office:value="846" calcext:value-type="float">
            <text:p><text:s text:c="3"/>846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62" calcext:value-type="float">
            <text:p><text:s text:c="3"/>1,462</text:p>
          </table:table-cell>
          <table:table-cell table:style-name="ce98" office:value-type="float" office:value="1220" calcext:value-type="float">
            <text:p><text:s text:c="3"/>1,220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426" calcext:value-type="float">
            <text:p><text:s text:c="3"/>1,426</text:p>
          </table:table-cell>
          <table:table-cell table:style-name="ce98" office:value-type="float" office:value="1191" calcext:value-type="float">
            <text:p><text:s text:c="3"/>1,191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35" calcext:value-type="float">
            <text:p><text:s text:c="3"/>735</text:p>
          </table:table-cell>
          <table:table-cell table:style-name="ce99" office:value-type="float" office:value="642" calcext:value-type="float">
            <text:p><text:s text:c="3"/>64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713" calcext:value-type="float">
            <text:p><text:s text:c="3"/>713</text:p>
          </table:table-cell>
          <table:table-cell table:style-name="ce99" office:value-type="float" office:value="624" calcext:value-type="float">
            <text:p><text:s text:c="3"/>6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27" calcext:value-type="float">
            <text:p><text:s text:c="3"/>727</text:p>
          </table:table-cell>
          <table:table-cell table:style-name="ce100" office:value-type="float" office:value="578" calcext:value-type="float">
            <text:p><text:s text:c="3"/>578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713" calcext:value-type="float">
            <text:p><text:s text:c="3"/>713</text:p>
          </table:table-cell>
          <table:table-cell table:style-name="ce100" office:value-type="float" office:value="567" calcext:value-type="float">
            <text:p><text:s text:c="3"/>567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346" calcext:value-type="float">
            <text:p><text:s text:c="3"/>1,346</text:p>
          </table:table-cell>
          <table:table-cell table:style-name="ce98" office:value-type="float" office:value="1171" calcext:value-type="float">
            <text:p><text:s text:c="3"/>1,171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302" calcext:value-type="float">
            <text:p><text:s text:c="3"/>1,302</text:p>
          </table:table-cell>
          <table:table-cell table:style-name="ce98" office:value-type="float" office:value="1129" calcext:value-type="float">
            <text:p><text:s text:c="3"/>1,129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67" calcext:value-type="float">
            <text:p><text:s text:c="3"/>667</text:p>
          </table:table-cell>
          <table:table-cell table:style-name="ce99" office:value-type="float" office:value="611" calcext:value-type="float">
            <text:p><text:s text:c="3"/>61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651" calcext:value-type="float">
            <text:p><text:s text:c="3"/>651</text:p>
          </table:table-cell>
          <table:table-cell table:style-name="ce99" office:value-type="float" office:value="596" calcext:value-type="float">
            <text:p><text:s text:c="3"/>59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79" calcext:value-type="float">
            <text:p><text:s text:c="3"/>679</text:p>
          </table:table-cell>
          <table:table-cell table:style-name="ce100" office:value-type="float" office:value="560" calcext:value-type="float">
            <text:p><text:s text:c="3"/>560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51" calcext:value-type="float">
            <text:p><text:s text:c="3"/>651</text:p>
          </table:table-cell>
          <table:table-cell table:style-name="ce100" office:value-type="float" office:value="533" calcext:value-type="float">
            <text:p><text:s text:c="3"/>533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862" calcext:value-type="float">
            <text:p><text:s text:c="3"/>1,862</text:p>
          </table:table-cell>
          <table:table-cell table:style-name="ce98" office:value-type="float" office:value="1647" calcext:value-type="float">
            <text:p><text:s text:c="3"/>1,647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802" calcext:value-type="float">
            <text:p><text:s text:c="3"/>1,802</text:p>
          </table:table-cell>
          <table:table-cell table:style-name="ce98" office:value-type="float" office:value="1593" calcext:value-type="float">
            <text:p><text:s text:c="3"/>1,593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33" calcext:value-type="float">
            <text:p><text:s text:c="3"/>933</text:p>
          </table:table-cell>
          <table:table-cell table:style-name="ce99" office:value-type="float" office:value="859" calcext:value-type="float">
            <text:p><text:s text:c="3"/>85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901" calcext:value-type="float">
            <text:p><text:s text:c="3"/>901</text:p>
          </table:table-cell>
          <table:table-cell table:style-name="ce99" office:value-type="float" office:value="832" calcext:value-type="float">
            <text:p><text:s text:c="3"/>83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29" calcext:value-type="float">
            <text:p><text:s text:c="3"/>929</text:p>
          </table:table-cell>
          <table:table-cell table:style-name="ce100" office:value-type="float" office:value="788" calcext:value-type="float">
            <text:p><text:s text:c="3"/>788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01" calcext:value-type="float">
            <text:p><text:s text:c="3"/>901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046" calcext:value-type="float">
            <text:p><text:s text:c="3"/>1,046</text:p>
          </table:table-cell>
          <table:table-cell table:style-name="ce98" office:value-type="float" office:value="924" calcext:value-type="float">
            <text:p><text:s text:c="3"/>92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16" calcext:value-type="float">
            <text:p><text:s text:c="3"/>1,016</text:p>
          </table:table-cell>
          <table:table-cell table:style-name="ce98" office:value-type="float" office:value="898" calcext:value-type="float">
            <text:p><text:s text:c="3"/>898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22" calcext:value-type="float">
            <text:p><text:s text:c="3"/>522</text:p>
          </table:table-cell>
          <table:table-cell table:style-name="ce99" office:value-type="float" office:value="491" calcext:value-type="float">
            <text:p><text:s text:c="3"/>49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08" calcext:value-type="float">
            <text:p><text:s text:c="3"/>508</text:p>
          </table:table-cell>
          <table:table-cell table:style-name="ce99" office:value-type="float" office:value="480" calcext:value-type="float">
            <text:p><text:s text:c="3"/>48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524" calcext:value-type="float">
            <text:p><text:s text:c="3"/>524</text:p>
          </table:table-cell>
          <table:table-cell table:style-name="ce100" office:value-type="float" office:value="433" calcext:value-type="float">
            <text:p><text:s text:c="3"/>433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08" calcext:value-type="float">
            <text:p><text:s text:c="3"/>508</text:p>
          </table:table-cell>
          <table:table-cell table:style-name="ce100" office:value-type="float" office:value="418" calcext:value-type="float">
            <text:p><text:s text:c="3"/>418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68" calcext:value-type="float">
            <text:p><text:s text:c="3"/>1,568</text:p>
          </table:table-cell>
          <table:table-cell table:style-name="ce98" office:value-type="float" office:value="1404" calcext:value-type="float">
            <text:p><text:s text:c="3"/>1,40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522" calcext:value-type="float">
            <text:p><text:s text:c="3"/>1,522</text:p>
          </table:table-cell>
          <table:table-cell table:style-name="ce98" office:value-type="float" office:value="1368" calcext:value-type="float">
            <text:p><text:s text:c="3"/>1,368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77" calcext:value-type="float">
            <text:p><text:s text:c="3"/>777</text:p>
          </table:table-cell>
          <table:table-cell table:style-name="ce99" office:value-type="float" office:value="710" calcext:value-type="float">
            <text:p><text:s text:c="3"/>71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761" calcext:value-type="float">
            <text:p><text:s text:c="3"/>761</text:p>
          </table:table-cell>
          <table:table-cell table:style-name="ce99" office:value-type="float" office:value="698" calcext:value-type="float">
            <text:p><text:s text:c="3"/>69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791" calcext:value-type="float">
            <text:p><text:s text:c="3"/>791</text:p>
          </table:table-cell>
          <table:table-cell table:style-name="ce100" office:value-type="float" office:value="694" calcext:value-type="float">
            <text:p><text:s text:c="3"/>69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670" calcext:value-type="float">
            <text:p><text:s text:c="3"/>67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646" calcext:value-type="float">
            <text:p><text:s text:c="3"/>3,646</text:p>
          </table:table-cell>
          <table:table-cell table:style-name="ce98" office:value-type="float" office:value="3228" calcext:value-type="float">
            <text:p><text:s text:c="3"/>3,228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75" calcext:value-type="float">
            <text:p><text:s text:c="3"/>275</text:p>
          </table:table-cell>
          <table:table-cell table:style-name="ce98" office:value-type="float" office:value="218" calcext:value-type="float">
            <text:p><text:s text:c="3"/>21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3564" calcext:value-type="float">
            <text:p><text:s text:c="3"/>3,564</text:p>
          </table:table-cell>
          <table:table-cell table:style-name="ce98" office:value-type="float" office:value="3154" calcext:value-type="float">
            <text:p><text:s text:c="3"/>3,154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98" office:value-type="float" office:value="217" calcext:value-type="float">
            <text:p><text:s text:c="3"/>217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802" calcext:value-type="float">
            <text:p><text:s text:c="3"/>1,802</text:p>
          </table:table-cell>
          <table:table-cell table:style-name="ce99" office:value-type="float" office:value="1681" calcext:value-type="float">
            <text:p><text:s text:c="3"/>1,681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782" calcext:value-type="float">
            <text:p><text:s text:c="3"/>1,782</text:p>
          </table:table-cell>
          <table:table-cell table:style-name="ce99" office:value-type="float" office:value="1665" calcext:value-type="float">
            <text:p><text:s text:c="3"/>1,665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44" calcext:value-type="float">
            <text:p><text:s text:c="3"/>1,844</text:p>
          </table:table-cell>
          <table:table-cell table:style-name="ce100" office:value-type="float" office:value="1547" calcext:value-type="float">
            <text:p><text:s text:c="3"/>1,547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190" calcext:value-type="float">
            <text:p><text:s text:c="3"/>190</text:p>
          </table:table-cell>
          <table:table-cell table:style-name="ce100" office:value-type="float" office:value="185" calcext:value-type="float">
            <text:p><text:s text:c="3"/>18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782" calcext:value-type="float">
            <text:p><text:s text:c="3"/>1,782</text:p>
          </table:table-cell>
          <table:table-cell table:style-name="ce100" office:value-type="float" office:value="1489" calcext:value-type="float">
            <text:p><text:s text:c="3"/>1,48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89" calcext:value-type="float">
            <text:p><text:s text:c="3"/>189</text:p>
          </table:table-cell>
          <table:table-cell table:style-name="ce100" office:value-type="float" office:value="185" calcext:value-type="float">
            <text:p><text:s text:c="3"/>18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74" calcext:value-type="float">
            <text:p><text:s text:c="3"/>574</text:p>
          </table:table-cell>
          <table:table-cell table:style-name="ce101" office:value-type="float" office:value="501" calcext:value-type="float">
            <text:p><text:s text:c="3"/>50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64" calcext:value-type="float">
            <text:p><text:s text:c="3"/>564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326" calcext:value-type="float">
            <text:p><text:s text:c="3"/>326</text:p>
          </table:table-cell>
          <table:table-cell table:style-name="ce103" office:value-type="float" office:value="282" calcext:value-type="float">
            <text:p><text:s text:c="3"/>28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130" calcext:value-type="float">
            <text:p><text:s text:c="3"/>13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6" calcext:value-type="float">
            <text:p><text:s text:c="3"/>426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31" calcext:value-type="float">
            <text:p><text:s text:c="3"/>3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1" calcext:value-type="float">
            <text:p><text:s text:c="3"/>31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12460" calcext:value-type="float">
            <text:p><text:s text:c="3"/>12,4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12167" calcext:value-type="float">
            <text:p><text:s text:c="3"/>12,1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28" calcext:value-type="float">
            <text:p><text:s text:c="3"/>328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6246" calcext:value-type="float">
            <text:p><text:s text:c="3"/>6,2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6144" calcext:value-type="float">
            <text:p><text:s text:c="3"/>6,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number-columns-repeated="2" table:style-name="ce38" office:value-type="float" office:value="102" calcext:value-type="float">
            <text:p><text:s text:c="3"/>10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number-columns-repeated="2" table:style-name="ce38" office:value-type="float" office:value="6214" calcext:value-type="float">
            <text:p><text:s text:c="3"/>6,2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number-columns-repeated="2" table:style-name="ce38" office:value-type="float" office:value="6023" calcext:value-type="float">
            <text:p><text:s text:c="3"/>6,0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number-columns-repeated="2" table:style-name="ce38" office:value-type="float" office:value="191" calcext:value-type="float">
            <text:p><text:s text:c="3"/>19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30310" calcext:value-type="float">
            <text:p><text:s text:c="3"/>30,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9708" calcext:value-type="float">
            <text:p><text:s text:c="3"/>29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451" calcext:value-type="float">
            <text:p><text:s text:c="3"/>451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602" calcext:value-type="float">
            <text:p><text:s text:c="3"/>602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15100" calcext:value-type="float">
            <text:p><text:s text:c="3"/>15,1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14960" calcext:value-type="float">
            <text:p><text:s text:c="3"/>14,9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number-columns-repeated="2" table:style-name="ce38" office:value-type="float" office:value="15210" calcext:value-type="float">
            <text:p><text:s text:c="3"/>15,2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number-columns-repeated="2" table:style-name="ce38" office:value-type="float" office:value="14748" calcext:value-type="float">
            <text:p><text:s text:c="3"/>14,7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number-columns-repeated="2" table:style-name="ce38" office:value-type="float" office:value="462" calcext:value-type="float">
            <text:p><text:s text:c="3"/>46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79484" calcext:value-type="float">
            <text:p><text:s text:c="3"/>79,484</text:p>
          </table:table-cell>
          <table:table-cell table:style-name="ce35" office:value-type="float" office:value="72264" calcext:value-type="float">
            <text:p><text:s text:c="3"/>72,264</text:p>
          </table:table-cell>
          <table:table-cell table:style-name="ce35" office:value-type="float" office:value="72245" calcext:value-type="float">
            <text:p><text:s text:c="3"/>72,245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158" calcext:value-type="float">
            <text:p><text:s text:c="3"/>2,158</text:p>
          </table:table-cell>
          <table:table-cell table:style-name="ce35" office:value-type="float" office:value="302" calcext:value-type="float">
            <text:p><text:s text:c="3"/>302</text:p>
          </table:table-cell>
          <table:table-cell table:style-name="ce35" office:value-type="float" office:value="1856" calcext:value-type="float">
            <text:p><text:s text:c="3"/>1,856</text:p>
          </table:table-cell>
          <table:table-cell table:style-name="ce35" office:value-type="float" office:value="666" calcext:value-type="float">
            <text:p><text:s text:c="3"/>66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616" calcext:value-type="float">
            <text:p><text:s text:c="3"/>616</text:p>
          </table:table-cell>
          <table:table-cell table:style-name="ce35" office:value-type="float" office:value="4396" calcext:value-type="float">
            <text:p><text:s text:c="3"/>4,396</text:p>
          </table:table-cell>
          <table:table-cell table:style-name="ce35" office:value-type="float" office:value="519" calcext:value-type="float">
            <text:p><text:s text:c="3"/>519</text:p>
          </table:table-cell>
          <table:table-cell table:style-name="ce35" office:value-type="float" office:value="3877" calcext:value-type="float">
            <text:p><text:s text:c="3"/>3,877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511" calcext:value-type="float">
            <text:p><text:s text:c="3"/>511</text:p>
          </table:table-cell>
          <table:table-cell table:style-name="ce35" office:value-type="float" office:value="2239" calcext:value-type="float">
            <text:p><text:s text:c="3"/>2,239</text:p>
          </table:table-cell>
          <table:table-cell table:style-name="ce35" office:value-type="float" office:value="1646" calcext:value-type="float">
            <text:p><text:s text:c="3"/>1,64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638" calcext:value-type="float">
            <text:p><text:s text:c="3"/>1,638</text:p>
          </table:table-cell>
          <table:table-cell table:style-name="ce35" office:value-type="float" office:value="77548" calcext:value-type="float">
            <text:p><text:s text:c="3"/>77,548</text:p>
          </table:table-cell>
          <table:table-cell table:style-name="ce35" office:value-type="float" office:value="70524" calcext:value-type="float">
            <text:p><text:s text:c="3"/>70,524</text:p>
          </table:table-cell>
          <table:table-cell table:style-name="ce35" office:value-type="float" office:value="70506" calcext:value-type="float">
            <text:p><text:s text:c="3"/>70,50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157" calcext:value-type="float">
            <text:p><text:s text:c="3"/>2,157</text:p>
          </table:table-cell>
          <table:table-cell table:style-name="ce35" office:value-type="float" office:value="301" calcext:value-type="float">
            <text:p><text:s text:c="3"/>301</text:p>
          </table:table-cell>
          <table:table-cell table:style-name="ce35" office:value-type="float" office:value="1856" calcext:value-type="float">
            <text:p><text:s text:c="3"/>1,856</text:p>
          </table:table-cell>
          <table:table-cell table:style-name="ce35" office:value-type="float" office:value="584" calcext:value-type="float">
            <text:p><text:s text:c="3"/>58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546" calcext:value-type="float">
            <text:p><text:s text:c="3"/>546</text:p>
          </table:table-cell>
          <table:table-cell table:style-name="ce35" office:value-type="float" office:value="4283" calcext:value-type="float">
            <text:p><text:s text:c="3"/>4,283</text:p>
          </table:table-cell>
          <table:table-cell table:style-name="ce35" office:value-type="float" office:value="518" calcext:value-type="float">
            <text:p><text:s text:c="3"/>518</text:p>
          </table:table-cell>
          <table:table-cell table:style-name="ce35" office:value-type="float" office:value="3765" calcext:value-type="float">
            <text:p><text:s text:c="3"/>3,765</text:p>
          </table:table-cell>
          <table:table-cell table:style-name="ce35" office:value-type="float" office:value="2710" calcext:value-type="float">
            <text:p><text:s text:c="3"/>2,710</text:p>
          </table:table-cell>
          <table:table-cell table:style-name="ce35" office:value-type="float" office:value="510" calcext:value-type="float">
            <text:p><text:s text:c="3"/>510</text:p>
          </table:table-cell>
          <table:table-cell table:style-name="ce35" office:value-type="float" office:value="2200" calcext:value-type="float">
            <text:p><text:s text:c="3"/>2,200</text:p>
          </table:table-cell>
          <table:table-cell table:style-name="ce35" office:value-type="float" office:value="1573" calcext:value-type="float">
            <text:p><text:s text:c="3"/>1,57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565" calcext:value-type="float">
            <text:p><text:s text:c="3"/>1,565</text:p>
          </table:table-cell>
          <table:table-cell table:style-name="ce35" office:value-type="float" office:value="1936" calcext:value-type="float">
            <text:p><text:s text:c="3"/>1,936</text:p>
          </table:table-cell>
          <table:table-cell table:style-name="ce35" office:value-type="float" office:value="1740" calcext:value-type="float">
            <text:p><text:s text:c="3"/>1,740</text:p>
          </table:table-cell>
          <table:table-cell table:style-name="ce35" office:value-type="float" office:value="1739" calcext:value-type="float">
            <text:p><text:s text:c="3"/>1,739</text:p>
          </table:table-cell>
          <table:table-cell table:number-columns-repeated="3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9428" calcext:value-type="float">
            <text:p><text:s text:c="3"/>39,428</text:p>
          </table:table-cell>
          <table:table-cell table:style-name="ce36" office:value-type="float" office:value="36824" calcext:value-type="float">
            <text:p><text:s text:c="3"/>36,824</text:p>
          </table:table-cell>
          <table:table-cell table:style-name="ce36" office:value-type="float" office:value="36809" calcext:value-type="float">
            <text:p><text:s text:c="3"/>36,809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407" calcext:value-type="float">
            <text:p><text:s text:c="3"/>407</text:p>
          </table:table-cell>
          <table:table-cell table:style-name="ce36" office:value-type="float" office:value="317" calcext:value-type="float">
            <text:p><text:s text:c="3"/>317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1863" calcext:value-type="float">
            <text:p><text:s text:c="3"/>1,86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839" calcext:value-type="float">
            <text:p><text:s text:c="3"/>1,839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1358" calcext:value-type="float">
            <text:p><text:s text:c="3"/>1,35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350" calcext:value-type="float">
            <text:p><text:s text:c="3"/>1,350</text:p>
          </table:table-cell>
          <table:table-cell table:style-name="ce36" office:value-type="float" office:value="38774" calcext:value-type="float">
            <text:p><text:s text:c="3"/>38,774</text:p>
          </table:table-cell>
          <table:table-cell table:style-name="ce36" office:value-type="float" office:value="36286" calcext:value-type="float">
            <text:p><text:s text:c="3"/>36,286</text:p>
          </table:table-cell>
          <table:table-cell table:style-name="ce36" office:value-type="float" office:value="36272" calcext:value-type="float">
            <text:p><text:s text:c="3"/>36,272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407" calcext:value-type="float">
            <text:p><text:s text:c="3"/>407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765" calcext:value-type="float">
            <text:p><text:s text:c="3"/>1,765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73" calcext:value-type="float">
            <text:p><text:s text:c="3"/>473</text:p>
          </table:table-cell>
          <table:table-cell table:style-name="ce36" office:value-type="float" office:value="1300" calcext:value-type="float">
            <text:p><text:s text:c="3"/>1,30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654" calcext:value-type="float">
            <text:p><text:s text:c="3"/>654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0056" calcext:value-type="float">
            <text:p><text:s text:c="3"/>40,056</text:p>
          </table:table-cell>
          <table:table-cell table:style-name="ce36" office:value-type="float" office:value="35440" calcext:value-type="float">
            <text:p><text:s text:c="3"/>35,440</text:p>
          </table:table-cell>
          <table:table-cell table:style-name="ce36" office:value-type="float" office:value="35436" calcext:value-type="float">
            <text:p><text:s text:c="3"/>35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734" calcext:value-type="float">
            <text:p><text:s text:c="3"/>1,734</text:p>
          </table:table-cell>
          <table:table-cell table:style-name="ce36" office:value-type="float" office:value="285" calcext:value-type="float">
            <text:p><text:s text:c="3"/>285</text:p>
          </table:table-cell>
          <table:table-cell table:style-name="ce36" office:value-type="float" office:value="1449" calcext:value-type="float">
            <text:p><text:s text:c="3"/>1,449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36" office:value-type="float" office:value="2533" calcext:value-type="float">
            <text:p><text:s text:c="3"/>2,533</text:p>
          </table:table-cell>
          <table:table-cell table:style-name="ce36" office:value-type="float" office:value="495" calcext:value-type="float">
            <text:p><text:s text:c="3"/>495</text:p>
          </table:table-cell>
          <table:table-cell table:style-name="ce36" office:value-type="float" office:value="2038" calcext:value-type="float">
            <text:p><text:s text:c="3"/>2,038</text:p>
          </table:table-cell>
          <table:table-cell table:style-name="ce36" office:value-type="float" office:value="2245" calcext:value-type="float">
            <text:p><text:s text:c="3"/>2,245</text:p>
          </table:table-cell>
          <table:table-cell table:style-name="ce36" office:value-type="float" office:value="495" calcext:value-type="float">
            <text:p><text:s text:c="3"/>495</text:p>
          </table:table-cell>
          <table:table-cell table:style-name="ce36" office:value-type="float" office:value="1750" calcext:value-type="float">
            <text:p><text:s text:c="3"/>1,750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38774" calcext:value-type="float">
            <text:p><text:s text:c="3"/>38,774</text:p>
          </table:table-cell>
          <table:table-cell table:style-name="ce36" office:value-type="float" office:value="34238" calcext:value-type="float">
            <text:p><text:s text:c="3"/>34,238</text:p>
          </table:table-cell>
          <table:table-cell table:style-name="ce36" office:value-type="float" office:value="34234" calcext:value-type="float">
            <text:p><text:s text:c="3"/>34,23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733" calcext:value-type="float">
            <text:p><text:s text:c="3"/>1,733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1449" calcext:value-type="float">
            <text:p><text:s text:c="3"/>1,449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86" calcext:value-type="float">
            <text:p><text:s text:c="3"/>286</text:p>
          </table:table-cell>
          <table:table-cell table:style-name="ce36" office:value-type="float" office:value="2494" calcext:value-type="float">
            <text:p><text:s text:c="3"/>2,494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2000" calcext:value-type="float">
            <text:p><text:s text:c="3"/>2,000</text:p>
          </table:table-cell>
          <table:table-cell table:style-name="ce36" office:value-type="float" office:value="2221" calcext:value-type="float">
            <text:p><text:s text:c="3"/>2,221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1727" calcext:value-type="float">
            <text:p><text:s text:c="3"/>1,727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1282" calcext:value-type="float">
            <text:p><text:s text:c="3"/>1,282</text:p>
          </table:table-cell>
          <table:table-cell table:number-columns-repeated="2" table:style-name="ce36" office:value-type="float" office:value="1202" calcext:value-type="float">
            <text:p><text:s text:c="3"/>1,20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